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text-properties fo:color="#000000" style:font-name="Georgia" fo:font-size="10.5pt" style:font-size-asian="10.5pt" style:font-size-complex="10.5pt"/>
    </style:style>
    <style:style style:name="P4" style:family="paragraph" style:parent-style-name="Standard">
      <style:text-properties fo:color="#000000" style:font-name="Georgia" fo:font-size="10.5pt" fo:font-weight="normal" style:font-size-asian="10.5pt" style:font-weight-asian="normal" style:font-size-complex="10.5pt" style:font-weight-complex="normal"/>
    </style:style>
    <style:style style:name="P5" style:family="paragraph" style:parent-style-name="Standard" style:master-page-name="Standard">
      <style:paragraph-properties fo:text-align="center" style:justify-single-word="false" style:page-number="auto"/>
      <style:text-properties style:font-name="Georgia"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font-name="Georgia" fo:font-size="10.5pt" style:font-size-asian="10.5pt" style:font-size-complex="10.5pt"/>
    </style:style>
    <style:style style:name="T4" style:family="text">
      <style:text-properties fo:color="#000000"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T5" style:family="text">
      <style:text-properties fo:color="#000000" style:font-name="Georgia" fo:font-size="10.5pt" fo:language="zxx" fo:country="none" fo:font-style="italic" fo:font-weight="normal" style:font-name-asian="Georgia" style:font-size-asian="10.5pt" style:language-asian="zxx" style:country-asian="none" style:font-style-asian="italic" style:font-weight-asian="normal" style:font-name-complex="Georgia" style:font-size-complex="10.5pt" style:language-complex="zxx" style:country-complex="none" style:font-style-complex="italic" style:font-weight-complex="normal"/>
    </style:style>
    <style:style style:name="T6" style:family="text">
      <style:text-properties fo:color="#000000" style:font-name="Georgia" fo:font-size="10.5pt" fo:language="zxx" fo:country="none"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7" style:family="text">
      <style:text-properties fo:color="#000000" style:font-name="Georgia" fo:font-size="10.5pt" style:font-size-asian="10.5pt" style:font-size-complex="10.5pt"/>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tyle="normal" style:text-underline-style="solid" style:text-underline-width="auto" style:text-underline-color="font-color"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ut With The Old</text:p>
      <text:p text:style-name="P2"/>
      <text:p text:style-name="P1"><text:span text:style-name="T1">Read:</text:span> Ephesians 4:20-32</text:p>
      <text:p text:style-name="P1"><text:s/></text:p>
      <text:p text:style-name="P1"><text:span text:style-name="T1">Text:</text:span> Ephesians 4:22 "That ye put off concerning the former conversa-tion the old man, which is corrupt…"</text:p>
      <text:p text:style-name="P1"/>
      <text:p text:style-name="P1"><text:span text:style-name="T1">Introduction: </text:span><text:s/>In relation to the changing of the year from 2020 to 2021; I thought that I’d preach a sermon entitled: “Out With The Old.” Maybe, next Sunday I’ll preach one entitled: “In With The New.”</text:p>
      <text:p text:style-name="P1"><text:s text:c="2"/>There are some old things that need to go no matter what season of life that you are in. <text:s/>Let's look at some scripture this morning. </text:p>
      <text:p text:style-name="P1"/>
      <text:p text:style-name="P1"><text:span text:style-name="T1">I. Old Garments: </text:span>Matthew 9:16 says: “No man putteth a piece of new cloth unto an <text:span text:style-name="T2">old garment</text:span>, for that which is put in to fill it up taketh from the garment, and the rent is made worse.” <text:s/>Have you ever wondered what this verse really means? In the days that this was written it was unusual for a person to own several different outfits. <text:s/>If one had two sets of clothing he was pretty normal. <text:s/>Clothes would be worn for several days and maybe even for a couple of weeks before being taken off for washing. They would wear them until they were completely worn out. <text:s/>To take a worn out garment and patch it with a freshly woven piece of material would usually cause more damage rather than fix the problem. </text:p>
      <text:p text:style-name="P1"><text:s text:c="2"/>The message here is that Christ did not come not to fix our old sinful life but rather to create a brand new person. <text:s/>(O' The Best thing in my life...)</text:p>
      <text:p text:style-name="P1"/>
      <text:p text:style-name="P1"><text:span text:style-name="T1">II. Old Bottles:</text:span> Matthew 9:17 says: “Neither do men put new wine into <text:span text:style-name="T2">old bottles</text:span>: else the bottles break, and the wine runneth out, and the bottles perish: but they put new wine into new bottles, and both are preserved.” <text:s/>Again Christ uses a comparison that can be understood very well by those that He is ministering to. <text:s/>Bottles were made of pottery, in those days. <text:s/>They would come out of the oven and be immediately filled with wine and then sealed up. <text:s/>The wine would saturate the pores of the clay pottery. <text:s/>After storing the bottles for months or years underground (sometimes buried) the bottles were no longer safe to reuse. <text:s/>The message here is that Christ didn’t come to fill an unsaved, ungodly man with His Spirit. <text:s/>He came to make us into a new man and then fill that new man (or woman) with His Holy Spirit. <text:span text:style-name="T10">God's not a repair man, He's a replace man.</text:span></text:p>
      <text:p text:style-name="P1"/>
      <text:p text:style-name="P1"><text:span text:style-name="T1">III. Old Leaven:</text:span> Paul said in I Corinthians 5:7-8 “Purge out therefore the <text:span text:style-name="T2">old leaven</text:span>, that ye may be a new lump…” <text:s/>Leaven is the equivalent of yeast today. <text:s/>Yeast is the ingredient that is the difference between crack-ers and bread. <text:s/>It is that which causes the bread dough to rise. You could say that it is what makes one puff up. What causes you to puff up? Are you inflated by your success in life? <text:s/>Do you puff up when you admire yourself in the mirror? <text:s/>Do you seek the admiration of others to puff your-self up? <text:s/>Are you especially gifted in an area of your life that puffs you up?</text:p>
      <text:p text:style-name="Standard"><text:span text:style-name="T3"><text:s text:c="2"/>It’s time to put off the old things that cause us to be puffed up. <text:s/>Glorify-ing God should be what puffs us up. <text:s/>Or perhaps, I should say that we should spend our time puffing God up! <text:s/>Jesus said in </text:span><text:span text:style-name="T6">John 12:32 <text:s/>“And I, if I be lifted up from the earth, will draw all </text:span><text:span text:style-name="T5">men</text:span><text:span text:style-name="T6"> unto me.”</text:span></text:p>
      <text:p text:style-name="P4"/>
      <text:p text:style-name="P1"><text:span text:style-name="T1">IV. Old Things:</text:span> II Corinthians 5:17 says “Therefore if any man be in Christ, he is a new creature: <text:span text:style-name="T2">old things</text:span> are passed away; behold, all things are become new.” <text:s/>Does it sound to you like God is not impressed with our old things? <text:s/>When I was a counselor in prison I was helping an inmate prepare for release. <text:s/>One box that had to be checked on his release form was: “Do you need work clothing? <text:s/>In all the years of being a counselor, this inmate was the first one that wanted the prison system to let him take his work clothing with him. <text:s/>I asked him: Has your prison time been so enjoyable that you want to remember it every morning as you dress for work? <text:s/>His response was: “If I'm entitled to it, I want it.” </text:p>
      <text:p text:style-name="P1"><text:s text:c="2"/>Salvation brought us from homelessness to a mansion. <text:s/>What did you have in that old cardboard box that you can’t live without, in the mansion He has prepared for you? <text:s/></text:p>
      <text:p text:style-name="P1"/>
      <text:p text:style-name="P1"><text:span text:style-name="T1">V. Old Sins:</text:span> II Peter 1:9 “But he that lacketh these things is blind, and cannot see afar off, and hath forgotten that <text:span text:style-name="T2">he was purged from his old sins</text:span>.” <text:s/>The only kind of sins a Christian should have are old sins. <text:s/>The same sins that Christ has cleansed us from. <text:s/>If you have present sins then you need to repent and make sure that they are old, forgiven sins. <text:s/>There is one who cannot recall your old sins for He has cast them into the sea of His forgetfulness. <text:s/>You need to forget what God has forgotten.</text:p>
      <text:p text:style-name="Standard"><text:span text:style-name="T3"><text:s/></text:span><text:span text:style-name="T7"><text:s/></text:span><text:span text:style-name="T4">Colossians 3:2-3 says: “Set your affection on things above, not on things on the earth. For ye are dead, and your life is hid with Christ in God.” Leave your old sins buried under the blood of Jesus; where they belong.</text:span></text:p>
      <text:p text:style-name="P3"/>
      <text:p text:style-name="P1"><text:span text:style-name="T1">VI. Old Man:</text:span> In Colossians 3:9 we read “Lie not one to another, seeing that ye have put off the <text:span text:style-name="T2">old man</text:span> with his deeds;” <text:s/>It is not enough just to stop sinning. <text:s/>The only way that we can keep from going back to sin is to get totally rid of the old man. Ephesians 4:22 <text:s/>says “That ye put off con-cerning the former conversation the old man, which is corrupt according to the deceitful lusts;” <text:s/>Our entire way of living will change when the old man is dead and buried. <text:s/></text:p>
      <text:p text:style-name="P1"/>
      <text:p text:style-name="P1"><text:span text:style-name="T1">Conclude: </text:span>These are some things that we need to toss out this year. What are you going to do about them? <text: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8*"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ut With The Old</dc:title>
    <meta:initial-creator>Joel Tice</meta:initial-creator>
    <meta:creation-date>2007-12-29T16:43:00</meta:creation-date>
    <dc:creator>j </dc:creator>
    <dc:date>2021-01-22T08:48:14.75</dc:date>
    <meta:editing-cycles>10</meta:editing-cycles>
    <meta:editing-duration>P3DT2H15M22S</meta:editing-duration>
    <meta:generator>OpenOffice/4.1.3$Win32 OpenOffice.org_project/413m1$Build-9783</meta:generator>
    <meta:document-statistic meta:table-count="0" meta:image-count="0" meta:object-count="0" meta:page-count="1" meta:paragraph-count="17" meta:word-count="998" meta:character-count="5259"/>
  </office:meta>
</office:document-meta>
</file>